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BaseTableA" style:family="table">
      <style:table-properties style:width="5in" table:align="left"/>
    </style:style>
    <style:style style:name="BaseTableA.A" style:family="table-column">
      <style:table-column-properties style:column-width="1.375in"/>
    </style:style>
    <style:style style:name="BaseTableA.B" style:family="table-column">
      <style:table-column-properties style:column-width="1.8125in"/>
    </style:style>
    <style:style style:name="BaseTableA.A1" style:family="table-cell">
      <style:table-cell-properties fo:padding="0.0382in" fo:border-left="0.05pt solid #000000" fo:border-right="none" fo:border-top="0.05pt solid #000000" fo:border-bottom="0.05pt solid #000000"/>
    </style:style>
    <style:style style:name="BaseTableA.B1" style:family="table-cell">
      <style:table-cell-properties fo:padding="0.0382in" fo:border="0.05pt solid #000000"/>
    </style:style>
    <style:style style:name="BaseTableA.B2" style:family="table-cell">
      <style:table-cell-properties fo:padding="0.0382in" fo:border-left="0.05pt solid #000000" fo:border-right="none" fo:border-top="none" fo:border-bottom="0.05pt solid #000000"/>
    </style:style>
    <style:style style:name="BaseTableA.C2" style:family="table-cell">
      <style:table-cell-properties fo:padding="0.0382in" fo:border-left="0.05pt solid #000000" fo:border-right="0.05pt solid #000000" fo:border-top="none" fo:border-bottom="0.05pt solid #000000"/>
    </style:style>
    <style:style style:name="BaseTableB" style:family="table">
      <style:table-properties style:width="5in" table:align="left"/>
    </style:style>
    <style:style style:name="BaseTableB.A" style:family="table-column">
      <style:table-column-properties style:column-width="1.375in"/>
    </style:style>
    <style:style style:name="BaseTableB.B" style:family="table-column">
      <style:table-column-properties style:column-width="1.8125in"/>
    </style:style>
    <style:style style:name="BaseTableB.A1" style:family="table-cell">
      <style:table-cell-properties fo:padding="0.0382in" fo:border-left="0.05pt solid #000000" fo:border-right="none" fo:border-top="0.05pt solid #000000" fo:border-bottom="0.05pt solid #000000"/>
    </style:style>
    <style:style style:name="BaseTableB.B1" style:family="table-cell">
      <style:table-cell-properties fo:padding="0.0382in" fo:border="0.05pt solid #000000"/>
    </style:style>
    <style:style style:name="BaseTableB.B2" style:family="table-cell">
      <style:table-cell-properties fo:padding="0.0382in" fo:border-left="0.05pt solid #000000" fo:border-right="none" fo:border-top="none" fo:border-bottom="0.05pt solid #000000"/>
    </style:style>
    <style:style style:name="BaseTableB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6694in" style:rel-column-width="6553*"/>
    </style:style>
    <style:style style:name="Table1.J" style:family="table-column">
      <style:table-column-properties style:column-width="0.6694in" style:rel-column-width="655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ViewTable" style:family="table">
      <style:table-properties style:width="3.5in" table:align="left"/>
    </style:style>
    <style:style style:name="ViewTable.A" style:family="table-column">
      <style:table-column-properties style:column-width="1.625in"/>
    </style:style>
    <style:style style:name="ViewTable.B" style:family="table-column">
      <style:table-column-properties style:column-width="1.875in"/>
    </style:style>
    <style:style style:name="ViewTable.A1" style:family="table-cell">
      <style:table-cell-properties fo:padding="0.0382in" fo:border-left="0.05pt solid #000000" fo:border-right="none" fo:border-top="0.05pt solid #000000" fo:border-bottom="0.05pt solid #000000"/>
    </style:style>
    <style:style style:name="ViewTable.B1" style:family="table-cell">
      <style:table-cell-properties fo:padding="0.0382in" fo:border="0.05pt solid #000000"/>
    </style:style>
    <style:style style:name="ViewTable.B2" style:family="table-cell">
      <style:table-cell-properties fo:padding="0.0382in" fo:border-left="0.05pt solid #000000" fo:border-right="0.05pt solid #000000" fo:border-top="none" fo:border-bottom="0.05pt solid #000000"/>
    </style:style>
    <style:style style:name="ViewTable.A3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style:font-name="Lato Semibold" fo:font-weight="bold" officeooo:paragraph-rsid="00017f55" style:font-weight-asian="bold" style:font-weight-complex="bold"/>
    </style:style>
    <style:style style:name="P2" style:family="paragraph" style:parent-style-name="Text_20_body">
      <style:text-properties style:font-name="Lato Semibold" officeooo:paragraph-rsid="00017f55"/>
    </style:style>
    <style:style style:name="P3" style:family="paragraph" style:parent-style-name="Table_20_Contents">
      <style:paragraph-properties fo:text-align="center" style:justify-single-word="false"/>
      <style:text-properties style:font-name="Lato Semibold" fo:font-weight="bold" officeooo:paragraph-rsid="00017f55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Lato Semibold" fo:font-weight="bold" officeooo:rsid="00039e1f" officeooo:paragraph-rsid="00017f55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Lato Semibold" fo:font-weight="bold" officeooo:rsid="0002c17c" officeooo:paragraph-rsid="00017f55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Lato Semibold" fo:font-weight="bold" officeooo:rsid="00017f55" officeooo:paragraph-rsid="00017f55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ato Semibold" officeooo:paragraph-rsid="00017f55"/>
    </style:style>
    <style:style style:name="P8" style:family="paragraph" style:parent-style-name="Table_20_Contents">
      <style:paragraph-properties fo:text-align="center" style:justify-single-word="false"/>
      <style:text-properties style:font-name="Lato Semibold" officeooo:rsid="00039e1f" officeooo:paragraph-rsid="00017f55"/>
    </style:style>
    <style:style style:name="P9" style:family="paragraph" style:parent-style-name="Table_20_Contents">
      <style:paragraph-properties fo:text-align="center" style:justify-single-word="false"/>
      <style:text-properties style:font-name="Lato Semibold" fo:font-weight="bold" officeooo:rsid="0002c17c" officeooo:paragraph-rsid="00017f55" style:font-weight-asian="bold" style:font-weight-complex="bold"/>
    </style:style>
    <style:style style:name="T1" style:family="text">
      <style:text-properties fo:font-weight="bold" officeooo:rsid="0002c17c" style:font-weight-asian="bold" style:font-weight-complex="bold"/>
    </style:style>
    <style:style style:name="T2" style:family="text">
      <style:text-properties officeooo:rsid="0002c17c"/>
    </style:style>
    <style:style style:name="T3" style:family="text">
      <style:text-properties officeooo:rsid="000220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 text:c="27"/><text:span text:style-name="T1">BaseTableA</text:span></text:p>
      <table:table table:name="BaseTableA" table:style-name="BaseTableA">
        <table:table-column table:style-name="BaseTableA.A"/>
        <table:table-column table:style-name="BaseTableA.B" table:number-columns-repeated="2"/>
        <table:table-row>
          <table:table-cell table:style-name="BaseTableA.A1" table:number-rows-spanned="2" office:value-type="string">
            <text:p text:style-name="P3"/>
            <text:p text:style-name="P4"/>
          </table:table-cell>
          <table:table-cell table:style-name="BaseTableA.B1" table:number-columns-spanned="2" office:value-type="string">
            <text:p text:style-name="P5">HColumnA</text:p>
          </table:table-cell>
          <table:covered-table-cell/>
        </table:table-row>
        <table:table-row>
          <table:covered-table-cell/>
          <table:table-cell table:style-name="BaseTableA.B2" office:value-type="string">
            <text:p text:style-name="P5">Key</text:p>
          </table:table-cell>
          <table:table-cell table:style-name="BaseTableA.C2" office:value-type="string">
            <text:p text:style-name="P5">Value</text:p>
          </table:table-cell>
        </table:table-row>
        <table:table-row>
          <table:table-cell table:style-name="BaseTableA.B2" office:value-type="string">
            <text:p text:style-name="P4">a1</text:p>
          </table:table-cell>
          <table:table-cell table:style-name="BaseTableA.B2" office:value-type="string">
            <text:p text:style-name="P4">A</text:p>
          </table:table-cell>
          <table:table-cell table:style-name="BaseTableA.C2" office:value-type="string">
            <text:p text:style-name="P4">10</text:p>
          </table:table-cell>
        </table:table-row>
        <table:table-row>
          <table:table-cell table:style-name="BaseTableA.B2" office:value-type="string">
            <text:p text:style-name="P4">a2</text:p>
          </table:table-cell>
          <table:table-cell table:style-name="BaseTableA.B2" office:value-type="string">
            <text:p text:style-name="P4">B</text:p>
          </table:table-cell>
          <table:table-cell table:style-name="BaseTableA.C2" office:value-type="string">
            <text:p text:style-name="P4">20</text:p>
          </table:table-cell>
        </table:table-row>
        <table:table-row>
          <table:table-cell table:style-name="BaseTableA.B2" office:value-type="string">
            <text:p text:style-name="P4">a3</text:p>
          </table:table-cell>
          <table:table-cell table:style-name="BaseTableA.B2" office:value-type="string">
            <text:p text:style-name="P4">C</text:p>
          </table:table-cell>
          <table:table-cell table:style-name="BaseTableA.C2" office:value-type="string">
            <text:p text:style-name="P4">30</text:p>
          </table:table-cell>
        </table:table-row>
        <table:table-row>
          <table:table-cell table:style-name="BaseTableA.B2" office:value-type="string">
            <text:p text:style-name="P4">a4</text:p>
          </table:table-cell>
          <table:table-cell table:style-name="BaseTableA.B2" office:value-type="string">
            <text:p text:style-name="P4">D</text:p>
          </table:table-cell>
          <table:table-cell table:style-name="BaseTableA.C2" office:value-type="string">
            <text:p text:style-name="P4">40</text:p>
          </table:table-cell>
        </table:table-row>
      </table:table>
      <text:p text:style-name="P1"/>
      <text:p text:style-name="P1"><text:tab/><text:tab/> <text:s text:c="3"/><text:span text:style-name="T2">BaseTableB</text:span></text:p>
      <table:table table:name="BaseTableB" table:style-name="BaseTableB">
        <table:table-column table:style-name="BaseTableB.A"/>
        <table:table-column table:style-name="BaseTableB.B" table:number-columns-repeated="2"/>
        <table:table-row>
          <table:table-cell table:style-name="BaseTableB.A1" table:number-rows-spanned="2" office:value-type="string">
            <text:p text:style-name="P3"/>
          </table:table-cell>
          <table:table-cell table:style-name="BaseTableB.B1" table:number-columns-spanned="2" office:value-type="string">
            <text:p text:style-name="P4">HColumnB</text:p>
          </table:table-cell>
          <table:covered-table-cell/>
        </table:table-row>
        <table:table-row>
          <table:covered-table-cell/>
          <table:table-cell table:style-name="BaseTableB.B2" office:value-type="string">
            <text:p text:style-name="P4">Key</text:p>
          </table:table-cell>
          <table:table-cell table:style-name="BaseTableB.C2" office:value-type="string">
            <text:p text:style-name="P4">Value</text:p>
          </table:table-cell>
        </table:table-row>
        <table:table-row>
          <table:table-cell table:style-name="BaseTableB.B2" office:value-type="string">
            <text:p text:style-name="P4">b1</text:p>
          </table:table-cell>
          <table:table-cell table:style-name="BaseTableB.B2" office:value-type="string">
            <text:p text:style-name="P4">A</text:p>
          </table:table-cell>
          <table:table-cell table:style-name="BaseTableB.C2" office:value-type="string">
            <text:p text:style-name="P4">10</text:p>
          </table:table-cell>
        </table:table-row>
        <table:table-row>
          <table:table-cell table:style-name="BaseTableB.B2" office:value-type="string">
            <text:p text:style-name="P4">b2</text:p>
          </table:table-cell>
          <table:table-cell table:style-name="BaseTableB.B2" office:value-type="string">
            <text:p text:style-name="P4">A</text:p>
          </table:table-cell>
          <table:table-cell table:style-name="BaseTableB.C2" office:value-type="string">
            <text:p text:style-name="P4">20</text:p>
          </table:table-cell>
        </table:table-row>
        <table:table-row>
          <table:table-cell table:style-name="BaseTableB.B2" office:value-type="string">
            <text:p text:style-name="P4">b3</text:p>
          </table:table-cell>
          <table:table-cell table:style-name="BaseTableB.B2" office:value-type="string">
            <text:p text:style-name="P4">B</text:p>
          </table:table-cell>
          <table:table-cell table:style-name="BaseTableB.C2" office:value-type="string">
            <text:p text:style-name="P4">30</text:p>
          </table:table-cell>
        </table:table-row>
        <table:table-row>
          <table:table-cell table:style-name="BaseTableB.B2" office:value-type="string">
            <text:p text:style-name="P4">b4</text:p>
          </table:table-cell>
          <table:table-cell table:style-name="BaseTableB.B2" office:value-type="string">
            <text:p text:style-name="P4">B</text:p>
          </table:table-cell>
          <table:table-cell table:style-name="BaseTableB.C2" office:value-type="string">
            <text:p text:style-name="P4">40</text:p>
          </table:table-cell>
        </table:table-row>
        <table:table-row>
          <table:table-cell table:style-name="BaseTableB.B2" office:value-type="string">
            <text:p text:style-name="P4">b5</text:p>
          </table:table-cell>
          <table:table-cell table:style-name="BaseTableB.B2" office:value-type="string">
            <text:p text:style-name="P4">E</text:p>
          </table:table-cell>
          <table:table-cell table:style-name="BaseTableB.C2" office:value-type="string">
            <text:p text:style-name="P4">50</text:p>
          </table:table-cell>
        </table:table-row>
      </table:table>
      <text:p text:style-name="P1"/>
      <text:p text:style-name="P1"><text:s text:c="51"/><text:span text:style-name="T2">IMTable</text:span></text:p>
      <table:table table:name="Table1" table:style-name="Table1">
        <table:table-column table:style-name="Table1.A" table:number-columns-repeated="9"/>
        <table:table-column table:style-name="Table1.J"/>
        <table:table-row>
          <table:table-cell table:style-name="Table1.A1" table:number-rows-spanned="2" office:value-type="string">
            <text:p text:style-name="P7"/>
          </table:table-cell>
          <table:table-cell table:style-name="Table1.A1" table:number-columns-spanned="4" office:value-type="string">
            <text:p text:style-name="P8">HColumnA</text:p>
          </table:table-cell>
          <table:covered-table-cell/>
          <table:covered-table-cell/>
          <table:covered-table-cell/>
          <table:table-cell table:style-name="Table1.F1" table:number-columns-spanned="5" office:value-type="string">
            <text:p text:style-name="P8">HColumnB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1.B2" office:value-type="string">
            <text:p text:style-name="P8">a1</text:p>
          </table:table-cell>
          <table:table-cell table:style-name="Table1.B2" office:value-type="string">
            <text:p text:style-name="P8">a2</text:p>
          </table:table-cell>
          <table:table-cell table:style-name="Table1.B2" office:value-type="string">
            <text:p text:style-name="P8">a3</text:p>
          </table:table-cell>
          <table:table-cell table:style-name="Table1.B2" office:value-type="string">
            <text:p text:style-name="P8">a4</text:p>
          </table:table-cell>
          <table:table-cell table:style-name="Table1.B2" office:value-type="string">
            <text:p text:style-name="P8">b1</text:p>
          </table:table-cell>
          <table:table-cell table:style-name="Table1.B2" office:value-type="string">
            <text:p text:style-name="P8">b2</text:p>
          </table:table-cell>
          <table:table-cell table:style-name="Table1.B2" office:value-type="string">
            <text:p text:style-name="P8">b3</text:p>
          </table:table-cell>
          <table:table-cell table:style-name="Table1.B2" office:value-type="string">
            <text:p text:style-name="P8">b4</text:p>
          </table:table-cell>
          <table:table-cell table:style-name="Table1.J2" office:value-type="string">
            <text:p text:style-name="P8">b5</text:p>
          </table:table-cell>
        </table:table-row>
        <table:table-row>
          <table:table-cell table:style-name="Table1.B2" office:value-type="string">
            <text:p text:style-name="P8">A</text:p>
          </table:table-cell>
          <table:table-cell table:style-name="Table1.B2" office:value-type="string">
            <text:p text:style-name="P8"><text:span text:style-name="T3">a</text:span>1,1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><text:span text:style-name="T3">b</text:span>1,10</text:p>
          </table:table-cell>
          <table:table-cell table:style-name="Table1.B2" office:value-type="string">
            <text:p text:style-name="P8"><text:span text:style-name="T3">b</text:span>2,2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J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8">B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><text:span text:style-name="T3">a</text:span>2,2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><text:span text:style-name="T3">b</text:span>3,30</text:p>
          </table:table-cell>
          <table:table-cell table:style-name="Table1.B2" office:value-type="string">
            <text:p text:style-name="P8"><text:span text:style-name="T3">b</text:span>4,40</text:p>
          </table:table-cell>
          <table:table-cell table:style-name="Table1.J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8">C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><text:span text:style-name="T3">a</text:span>3,3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J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8">D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8"><text:span text:style-name="T3">a</text:span>4,40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J2" office:value-type="string">
            <text:p text:style-name="P7"/>
          </table:table-cell>
        </table:table-row>
        <table:table-row>
          <table:table-cell table:style-name="Table1.B2" office:value-type="string">
            <text:p text:style-name="P8">E</text:p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B2" office:value-type="string">
            <text:p text:style-name="P7"/>
          </table:table-cell>
          <table:table-cell table:style-name="Table1.J2" office:value-type="string">
            <text:p text:style-name="P8"><text:span text:style-name="T3">b</text:span>5,50</text:p>
          </table:table-cell>
        </table:table-row>
      </table:table>
      <text:p text:style-name="P1"/>
      <text:p text:style-name="P1"/>
      <text:p text:style-name="P1"><text:tab/><text:tab/><text:tab/><text:span text:style-name="T2">ViewTale</text:span><text:tab/></text:p>
      <table:table table:name="ViewTable" table:style-name="ViewTable">
        <table:table-column table:style-name="ViewTable.A"/>
        <table:table-column table:style-name="ViewTable.B"/>
        <table:table-row>
          <table:table-cell table:style-name="ViewTable.A1" table:number-rows-spanned="2" office:value-type="string">
            <text:p text:style-name="P3"/>
          </table:table-cell>
          <table:table-cell table:style-name="ViewTable.B1" office:value-type="string">
            <text:p text:style-name="P4">HColumnV</text:p>
          </table:table-cell>
        </table:table-row>
        <table:table-row>
          <table:covered-table-cell/>
          <table:table-cell table:style-name="ViewTable.B2" office:value-type="string">
            <text:p text:style-name="P6">Sum</text:p>
          </table:table-cell>
        </table:table-row>
        <table:table-row>
          <table:table-cell table:style-name="ViewTable.A3" office:value-type="string">
            <text:p text:style-name="P4"><text:span text:style-name="T3">a</text:span>1,<text:span text:style-name="T3">b</text:span>1</text:p>
          </table:table-cell>
          <table:table-cell table:style-name="ViewTable.B2" office:value-type="string">
            <text:p text:style-name="P6">20</text:p>
          </table:table-cell>
        </table:table-row>
        <table:table-row>
          <table:table-cell table:style-name="ViewTable.A3" office:value-type="string">
            <text:p text:style-name="P4"><text:span text:style-name="T3">a</text:span>1,<text:span text:style-name="T3">b</text:span>2</text:p>
          </table:table-cell>
          <table:table-cell table:style-name="ViewTable.B2" office:value-type="string">
            <text:p text:style-name="P6">30</text:p>
          </table:table-cell>
        </table:table-row>
        <table:table-row>
          <table:table-cell table:style-name="ViewTable.A3" office:value-type="string">
            <text:p text:style-name="P4"><text:span text:style-name="T3">a</text:span>2,<text:span text:style-name="T3">b</text:span>3</text:p>
          </table:table-cell>
          <table:table-cell table:style-name="ViewTable.B2" office:value-type="string">
            <text:p text:style-name="P6">50</text:p>
          </table:table-cell>
        </table:table-row>
        <table:table-row>
          <table:table-cell table:style-name="ViewTable.A3" office:value-type="string">
            <text:p text:style-name="P4"><text:span text:style-name="T3">a</text:span>2,<text:span text:style-name="T3">b</text:span>4</text:p>
          </table:table-cell>
          <table:table-cell table:style-name="ViewTable.B2" office:value-type="string">
            <text:p text:style-name="P6">60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ato Semibold" svg:font-family="'Lato Semibol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7T11:03:59.242019937</meta:creation-date>
    <dc:date>2016-05-08T22:43:29.550706060</dc:date>
    <meta:editing-duration>PT3M29S</meta:editing-duration>
    <meta:editing-cycles>2</meta:editing-cycles>
    <meta:generator>LibreOffice/5.1.2.2$Linux_X86_64 LibreOffice_project/10m0$Build-2</meta:generator>
    <meta:document-statistic meta:table-count="4" meta:image-count="0" meta:object-count="0" meta:page-count="1" meta:paragraph-count="72" meta:word-count="72" meta:character-count="323" meta:non-whitespace-character-count="235"/>
  </office:meta>
</office:document-meta>
</file>